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, 'DejaVu Sans Mono'" style:font-family-generic="modern" style:font-pitch="fixed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65in"/>
    </style:style>
    <style:style style:name="co2" style:family="table-column">
      <style:table-column-properties fo:break-before="auto" style:column-width="1.4654in"/>
    </style:style>
    <style:style style:name="co3" style:family="table-column">
      <style:table-column-properties fo:break-before="auto" style:column-width="0.6598in"/>
    </style:style>
    <style:style style:name="co4" style:family="table-column">
      <style:table-column-properties fo:break-before="auto" style:column-width="0.40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Courier New" style:font-name-asian="Courier New" style:font-name-complex="Courier New"/>
    </style:style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A_SUNRISE</text:p>
          </table:table-cell>
          <table:table-cell table:formula="of:= 0.8333+(0.0347*SQRT(1787))" office:value-type="float" office:value="2.30017042031667" calcext:value-type="float">
            <text:p>2.30017042031667</text:p>
          </table:table-cell>
          <table:table-cell office:value-type="string" calcext:value-type="string">
            <text:p>M =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 = </text:p>
          </table:table-cell>
          <table:table-cell table:formula="of:=(2*PI()*([.B3]-2451545))/365.25" office:value-type="float" office:value="154.330398069541" calcext:value-type="float">
            <text:p>154.330398069541</text:p>
          </table:table-cell>
          <table:table-cell office:value-type="string" calcext:value-type="string">
            <text:p>D =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JD = </text:p>
          </table:table-cell>
          <table:table-cell table:formula="of:=1720994.5+(365.25*[.D6])+(30.6001*([.D1]+1))+[.B4]+[.D2]+(((12*3600)+([.D4]*60)+0)/86400)-([.D5]/24)" office:value-type="float" office:value="2460516.4333" calcext:value-type="float">
            <text:p>2460516.4333</text:p>
          </table:table-cell>
          <table:table-cell office:value-type="string" calcext:value-type="string">
            <text:p>H = 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string" calcext:value-type="string">
            <text:p>B = </text:p>
          </table:table-cell>
          <table:table-cell table:formula="of:=2+([.B5]/4)-[.B5]" office:value-type="float" office:value="-13.18" calcext:value-type="float">
            <text:p>-13.18</text:p>
          </table:table-cell>
          <table:table-cell office:value-type="string" calcext:value-type="string">
            <text:p>M =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=</text:p>
          </table:table-cell>
          <table:table-cell table:formula="of:=[.D6]/100" office:value-type="float" office:value="20.24" calcext:value-type="float">
            <text:p>20.24</text:p>
          </table:table-cell>
          <table:table-cell office:value-type="string" calcext:value-type="string">
            <text:p>Z = 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DELTA = </text:p>
          </table:table-cell>
          <table:table-cell table:formula="of:=0.37877+(23.264*SIN(RADIANS((57.297*[.B2])-79.547)))+(0.3812*SIN(RADIANS(2*57.297*[.B2])-82.682))+(0.17132*SIN(RADIANS((3*57.297*[.B2])-59.722)))" office:value-type="float" office:value="19.7587299243722" calcext:value-type="float">
            <text:p>19.7587299243722</text:p>
          </table:table-cell>
          <table:table-cell office:value-type="string" calcext:value-type="string">
            <text:p>Y = 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cos_HA_SUNRISE =</text:p>
          </table:table-cell>
          <table:table-cell table:style-name="ce1" table:formula="of:= (SIN(RADIANS([.B1])) - SIN(RADIANS([.D7])) * SIN(RADIANS([.B6]))) / (COS(RADIANS([.D7])) * COS(RADIANS([.B6])))" office:value-type="float" office:value="-0.199460048410214" calcext:value-type="float">
            <text:p>-0.199460048410214</text:p>
          </table:table-cell>
          <table:table-cell office:value-type="string" calcext:value-type="string">
            <text:p>LAT =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A_SUNRISE =</text:p>
          </table:table-cell>
          <table:table-cell table:formula="of:=DEGREES(ACOS([.B7]))" office:value-type="float" office:value="101.505385917393" calcext:value-type="float">
            <text:p>101.505385917393</text:p>
          </table:table-cell>
          <table:table-cell office:value-type="string" calcext:value-type="string">
            <text:p>LONG = 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alc SUNRISE TIME =</text:p>
          </table:table-cell>
          <table:table-cell table:formula="of:=[.B10]-([.B8]/15)" office:value-type="float" office:value="5.24263253677715" calcext:value-type="float">
            <text:p>5.24263253677715</text:p>
          </table:table-cell>
          <table:table-cell office:value-type="string" calcext:value-type="string">
            <text:p>Z = 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TT =</text:p>
          </table:table-cell>
          <table:table-cell table:formula="of:=12+[.D9] - ([.D8]/15)-([.B14]/60)" office:value-type="float" office:value="12.0096582646033" calcext:value-type="float">
            <text:p>12.0096582646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 =</text:p>
          </table:table-cell>
          <table:table-cell table:formula="of:=([.B3]-2451545)/36525" office:value-type="float" office:value="0.245624457221073" calcext:value-type="float">
            <text:p>0.245624457221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0 =</text:p>
          </table:table-cell>
          <table:table-cell table:formula="of:=280.46607+36000.7698*[.B11]" office:value-type="float" office:value="9123.13561166579" calcext:value-type="float">
            <text:p>9123.13561166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1000 =</text:p>
          </table:table-cell>
          <table:table-cell table:formula="of:= -(1789 +237*[.B11]) * SIN(RADIANS([.B12])) - (7146-62*[.B11])*COS(RADIANS([.B12]))+(9934-14*[.B11])*SIN(RADIANS(2*[.B12]))-(29+5*[.B11])*COS(RADIANS(2*[.B12]))*SIN(RADIANS(3*[.B12]))+(320-4*[.B11])*COS(RADIANS(3*[.B12]))-212*SIN(RADIANS(4*[.B12]))" office:value-type="float" office:value="-6579.49587620089" calcext:value-type="float">
            <text:p>-6579.49587620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 =</text:p>
          </table:table-cell>
          <table:table-cell table:formula="of:=[.B13]/1000" office:value-type="float" office:value="-6.57949587620089" calcext:value-type="float">
            <text:p>-6.57949587620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_ASR = </text:p>
          </table:table-cell>
          <table:table-cell table:formula="of:= DEGREES(ACOT(2+TAN(RADIANS( ABS([.B6]-[.D7])))))" office:value-type="float" office:value="23.7519078645363" calcext:value-type="float">
            <text:p>23.7519078645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_ASR=</text:p>
          </table:table-cell>
          <table:table-cell table:formula="of:= DEGREES(ACOS([.B17]))" office:value-type="float" office:value="81.300248875902" calcext:value-type="float">
            <text:p>81.300248875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_HA_ASR = </text:p>
          </table:table-cell>
          <table:table-cell table:formula="of:=(SIN(RADIANS([.B15])))-SIN(RADIANS([.D7]))*SIN(RADIANS([.B6]))/(COS(RADIANS([.D7]))*COS(RADIANS([.B6])))" office:value-type="float" office:value="0.151256526521023" calcext:value-type="float">
            <text:p>0.151256526521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R:</text:p>
          </table:table-cell>
          <table:table-cell table:formula="of:=[.B10]+[.B16]/15" office:value-type="float" office:value="17.4296748563302" calcext:value-type="float">
            <text:p>17.4296748563302</text:p>
          </table:table-cell>
          <table:table-cell table:number-columns-repeated="2"/>
        </table:table-row>
        <table:table-row table:style-name="ro1">
          <table:table-cell/>
          <table:table-cell table:formula="of:= ATAN(1/(2+TAN(RADIANS( ABS([.B6]-[.D7])))))" office:value-type="float" office:value="0.414548995866495" calcext:value-type="float">
            <text:p>0.414548995866495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UNRISE TIME:</text:p>
          </table:table-cell>
          <table:table-cell table:style-name="ce2" office:value-type="time" office:time-value="PT16H29M00S" calcext:value-type="time">
            <text:p>04:29:00 PM</text:p>
          </table:table-cell>
          <table:table-cell table:style-name="ce2" office:value-type="time" office:time-value="PT04H00M00S" calcext:value-type="time">
            <text:p>04:00:00 A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, 'DejaVu Sans Mono'" style:font-family-generic="modern" style:font-pitch="fixed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 CJK SC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8">00/00/0000</text:date>, <text:time style:data-style-name="N2" text:time-value="15:58:22.2165145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22:24:30.759772436</meta:creation-date>
    <dc:date>2024-07-28T16:32:00.274382354</dc:date>
    <meta:editing-duration>PT20H27M58S</meta:editing-duration>
    <meta:editing-cycles>2</meta:editing-cycles>
    <meta:generator>LibreOffice/24.2.3.2$Linux_X86_64 LibreOffice_project/420$Build-2</meta:generator>
    <meta:document-statistic meta:table-count="1" meta:cell-count="58" meta:object-count="0"/>
  </office:meta>
</office:document-meta>
</file>